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JetBrains Mono Light" svg:font-family="'JetBrains Mono Light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JetBrains Mono Light"/>
    </style:style>
    <style:style style:name="ce6" style:family="table-cell" style:parent-style-name="Default">
      <style:table-cell-properties fo:background-color="#a5d6a7" style:text-align-source="fix" style:repeat-content="false" fo:border="0.74pt groove #000000" style:vertical-align="middle"/>
      <style:paragraph-properties fo:text-align="center" fo:margin-left="0in"/>
      <style:text-properties style:font-name="JetBrains Mono Light"/>
    </style:style>
    <style:style style:name="ce2" style:family="table-cell" style:parent-style-name="Default">
      <style:table-cell-properties fo:background-color="#a5d6a7" style:text-align-source="fix" style:repeat-content="false" fo:border="0.74pt groove #000000" style:vertical-align="middle"/>
      <style:paragraph-properties fo:text-align="center" fo:margin-left="0in"/>
      <style:text-properties style:font-name="JetBrains Mono Light"/>
    </style:style>
    <style:style style:name="ce3" style:family="table-cell" style:parent-style-name="Default">
      <style:table-cell-properties fo:background-color="#c8e6c9" style:text-align-source="fix" style:repeat-content="false" fo:border="0.74pt groove #000000" style:vertical-align="middle"/>
      <style:paragraph-properties fo:text-align="center" fo:margin-left="0in"/>
      <style:text-properties style:font-name="JetBrains Mono Light"/>
    </style:style>
    <style:style style:name="ce4" style:family="table-cell" style:parent-style-name="Default">
      <style:table-cell-properties fo:background-color="#a5d6a7" style:text-align-source="fix" style:repeat-content="false" fo:wrap-option="wrap" fo:border="0.74pt groove #000000" style:vertical-align="middle"/>
      <style:paragraph-properties fo:text-align="center" fo:margin-left="0in"/>
      <style:text-properties style:font-name="JetBrains Mono Ligh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gemv" table:style-name="ta1">
        <table:shapes>
          <draw:frame draw:z-index="0" draw:style-name="gr1" draw:text-style-name="P1" svg:width="6.298in" svg:height="3.5449in" svg:x="1.3114in" svg:y="3.3366in">
            <draw:object draw:notify-on-update-of-ranges="dgemv.C11:dgemv.I11 dgemv.C11:dgemv.I11 dgemv.B12:dgemv.B12 dgemv.C12:dgemv.I12 dgemv.C11:dgemv.I11 dgemv.B13:dgemv.B13 dgemv.C13:dgemv.I13 dgemv.C11:dgemv.I11 dgemv.B14:dgemv.B14 dgemv.C14:dgemv.I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ce1"/>
        <table:table-column table:style-name="co1" table:number-columns-repeated="16375"/>
        <table:table-row table:style-name="ro1" table:number-rows-repeated="2">
          <table:table-cell table:style-name="Default"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ВРЕМЯ</text:p>
          </table:table-cell>
          <table:covered-table-cell table:number-columns-repeated="7" table:style-name="ce6"/>
          <table:table-cell table:style-name="ce1" table:number-columns-repeated="16375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1" table:number-columns-repeated="16375"/>
        </table:table-row>
        <table:table-row table:style-name="ro1">
          <table:table-cell/>
          <table:table-cell table:style-name="ce3" office:value-type="float" office:value="6.96768" calcext:value-type="float">
            <text:p>6.96768</text:p>
          </table:table-cell>
          <table:table-cell table:style-name="ce3" office:value-type="float" office:value="4.35513" calcext:value-type="float">
            <text:p>4.35513</text:p>
          </table:table-cell>
          <table:table-cell table:style-name="ce3" office:value-type="float" office:value="2.09726" calcext:value-type="float">
            <text:p>2.09726</text:p>
          </table:table-cell>
          <table:table-cell table:style-name="ce3" office:value-type="float" office:value="2.33448" calcext:value-type="float">
            <text:p>2.33448</text:p>
          </table:table-cell>
          <table:table-cell table:style-name="ce3" office:value-type="float" office:value="1.53096" calcext:value-type="float">
            <text:p>1.53096</text:p>
          </table:table-cell>
          <table:table-cell table:style-name="ce3" office:value-type="float" office:value="1.16615" calcext:value-type="float">
            <text:p>1.16615</text:p>
          </table:table-cell>
          <table:table-cell table:style-name="ce3" office:value-type="float" office:value="1.04108" calcext:value-type="float">
            <text:p>1.04108</text:p>
          </table:table-cell>
          <table:table-cell table:style-name="ce3" office:value-type="float" office:value="1.04198" calcext:value-type="float">
            <text:p>1.04198</text:p>
          </table:table-cell>
          <table:table-cell table:style-name="ce1" table:number-columns-repeated="16375"/>
        </table:table-row>
        <table:table-row table:style-name="ro1">
          <table:table-cell/>
          <table:table-cell table:style-name="ce3" office:value-type="float" office:value="31.455" calcext:value-type="float">
            <text:p>31.455</text:p>
          </table:table-cell>
          <table:table-cell table:style-name="ce3" office:value-type="float" office:value="18.4374" calcext:value-type="float">
            <text:p>18.4374</text:p>
          </table:table-cell>
          <table:table-cell table:style-name="ce3" office:value-type="float" office:value="11.6852" calcext:value-type="float">
            <text:p>11.6852</text:p>
          </table:table-cell>
          <table:table-cell table:style-name="ce3" office:value-type="float" office:value="8.85918" calcext:value-type="float">
            <text:p>8.85918</text:p>
          </table:table-cell>
          <table:table-cell table:style-name="ce3" office:value-type="float" office:value="8.60752" calcext:value-type="float">
            <text:p>8.60752</text:p>
          </table:table-cell>
          <table:table-cell table:style-name="ce3" office:value-type="float" office:value="7.42168" calcext:value-type="float">
            <text:p>7.42168</text:p>
          </table:table-cell>
          <table:table-cell table:style-name="ce3" office:value-type="float" office:value="7.97746" calcext:value-type="float">
            <text:p>7.97746</text:p>
          </table:table-cell>
          <table:table-cell table:style-name="ce3" office:value-type="float" office:value="7.2683" calcext:value-type="float">
            <text:p>7.2683</text:p>
          </table:table-cell>
          <table:table-cell table:style-name="ce1" table:number-columns-repeated="16375"/>
        </table:table-row>
        <table:table-row table:style-name="ro1" table:number-rows-repeated="2">
          <table:table-cell table:number-columns-repeated="9"/>
          <table:table-cell table:style-name="ce1" table:number-columns-repeated="16375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УСКОРЕНИЕ</text:p>
          </table:table-cell>
          <table:covered-table-cell table:number-columns-repeated="7" table:style-name="ce6"/>
          <table:table-cell table:style-name="ce1" table:number-columns-repeated="16375"/>
        </table:table-row>
        <table:table-row table:style-name="ro1">
          <table:table-cell/>
          <table:table-cell table:style-name="ce2"/>
          <table:table-cell table:style-name="ce6" office:value-type="string" calcext:value-type="string" table:number-columns-spanned="7" table:number-rows-spanned="1">
            <text:p>Количество потоков</text:p>
          </table:table-cell>
          <table:covered-table-cell table:number-columns-repeated="6" table:style-name="ce6"/>
          <table:table-cell table:style-name="ce1" table:number-columns-repeated="16375"/>
        </table:table-row>
        <table:table-row table:style-name="ro1">
          <table:table-cell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1" table:number-columns-repeated="16375"/>
        </table:table-row>
        <table:table-row table:style-name="ro2">
          <table:table-cell/>
          <table:table-cell table:style-name="ce4" office:value-type="string" calcext:value-type="string">
            <text:p>Линейное ускорение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1" table:number-columns-repeated="16375"/>
        </table:table-row>
        <table:table-row table:style-name="ro1">
          <table:table-cell/>
          <table:table-cell table:style-name="ce2" office:value-type="string" calcext:value-type="string">
            <text:p>20 000</text:p>
          </table:table-cell>
          <table:table-cell table:style-name="ce3" table:formula="of:=[.B5]/[.C5]" office:value-type="float" office:value="1.59987876366492" calcext:value-type="float">
            <text:p>1.59987876366492</text:p>
          </table:table-cell>
          <table:table-cell table:style-name="ce3" table:formula="of:=[.B5]/[.D5]" office:value-type="float" office:value="3.32227763844254" calcext:value-type="float">
            <text:p>3.32227763844254</text:p>
          </table:table-cell>
          <table:table-cell table:style-name="ce3" table:formula="of:=[.B5]/[.E5]" office:value-type="float" office:value="2.98468181350879" calcext:value-type="float">
            <text:p>2.98468181350879</text:p>
          </table:table-cell>
          <table:table-cell table:style-name="ce3" table:formula="of:=[.B5]/[.F5]" office:value-type="float" office:value="4.55118357109265" calcext:value-type="float">
            <text:p>4.55118357109265</text:p>
          </table:table-cell>
          <table:table-cell table:style-name="ce3" table:formula="of:=[.B5]/[.G5]" office:value-type="float" office:value="5.97494318912661" calcext:value-type="float">
            <text:p>5.97494318912661</text:p>
          </table:table-cell>
          <table:table-cell table:style-name="ce3" table:formula="of:=[.B5]/[.H5]" office:value-type="float" office:value="6.69274215238022" calcext:value-type="float">
            <text:p>6.69274215238022</text:p>
          </table:table-cell>
          <table:table-cell table:style-name="ce3" table:formula="of:=[.B5]/[.I5]" office:value-type="float" office:value="6.6869613620223" calcext:value-type="float">
            <text:p>6.6869613620223</text:p>
          </table:table-cell>
          <table:table-cell table:style-name="ce1" table:number-columns-repeated="16375"/>
        </table:table-row>
        <table:table-row table:style-name="ro1">
          <table:table-cell/>
          <table:table-cell table:style-name="ce2" office:value-type="string" calcext:value-type="string">
            <text:p>40 000</text:p>
          </table:table-cell>
          <table:table-cell table:style-name="ce3" table:formula="of:=[.B6]/[.C6]" office:value-type="float" office:value="1.70604315142048" calcext:value-type="float">
            <text:p>1.70604315142048</text:p>
          </table:table-cell>
          <table:table-cell table:style-name="ce3" table:formula="of:=[.B6]/[.D6]" office:value-type="float" office:value="2.69186663471742" calcext:value-type="float">
            <text:p>2.69186663471742</text:p>
          </table:table-cell>
          <table:table-cell table:style-name="ce3" table:formula="of:=[.B6]/[.E6]" office:value-type="float" office:value="3.55055434024368" calcext:value-type="float">
            <text:p>3.55055434024368</text:p>
          </table:table-cell>
          <table:table-cell table:style-name="ce3" table:formula="of:=[.B6]/[.F6]" office:value-type="float" office:value="3.65436269680465" calcext:value-type="float">
            <text:p>3.65436269680465</text:p>
          </table:table-cell>
          <table:table-cell table:style-name="ce3" table:formula="of:=[.B6]/[.G6]" office:value-type="float" office:value="4.23825872309235" calcext:value-type="float">
            <text:p>4.23825872309235</text:p>
          </table:table-cell>
          <table:table-cell table:style-name="ce3" table:formula="of:=[.B6]/[.H6]" office:value-type="float" office:value="3.94298435842988" calcext:value-type="float">
            <text:p>3.94298435842988</text:p>
          </table:table-cell>
          <table:table-cell table:style-name="ce3" table:formula="of:=[.B6]/[.I6]" office:value-type="float" office:value="4.32769698553995" calcext:value-type="float">
            <text:p>4.32769698553995</text:p>
          </table:table-cell>
          <table:table-cell table:style-name="ce1" table:number-columns-repeated="16375"/>
        </table:table-row>
        <table:table-row table:style-name="ro1" table:number-rows-repeated="1048561">
          <table:table-cell table:number-columns-repeated="9"/>
          <table:table-cell table:style-name="ce1" table:number-columns-repeated="16375"/>
        </table:table-row>
        <table:table-row table:style-name="ro1">
          <table:table-cell table:number-columns-repeated="9"/>
          <table:table-cell table:style-name="ce1" table:number-columns-repeated="16375"/>
        </table:table-row>
      </table:table>
      <table:table table:name="integral" table:style-name="ta1">
        <table:shapes>
          <draw:frame draw:z-index="0" draw:style-name="gr1" draw:text-style-name="P1" svg:width="6.298in" svg:height="3.5449in" svg:x="1.3331in" svg:y="2.9185in">
            <draw:object draw:notify-on-update-of-ranges="integral.C10:integral.I10 integral.C10:integral.I10 integral.B11:integral.B11 integral.C11:integral.I11 integral.C10:integral.I10 integral.B12:integral.B12 integral.C12:integral.I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ce1"/>
        <table:table-row table:style-name="ro1" table:number-rows-repeated="2">
          <table:table-cell table:style-name="Default" table:number-columns-repeated="17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ВРЕМЯ</text:p>
          </table:table-cell>
          <table:covered-table-cell table:number-columns-repeated="7" table:style-name="ce6"/>
          <table:table-cell table:number-columns-repeated="8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0.469492" calcext:value-type="float">
            <text:p>0.469492</text:p>
          </table:table-cell>
          <table:table-cell table:style-name="ce3" office:value-type="float" office:value="0.243897" calcext:value-type="float">
            <text:p>0.243897</text:p>
          </table:table-cell>
          <table:table-cell table:style-name="ce3" office:value-type="float" office:value="0.12955" calcext:value-type="float">
            <text:p>0.12955</text:p>
          </table:table-cell>
          <table:table-cell table:style-name="ce3" office:value-type="float" office:value="0.0792395" calcext:value-type="float">
            <text:p>0.0792395</text:p>
          </table:table-cell>
          <table:table-cell table:style-name="ce3" office:value-type="float" office:value="0.0711273" calcext:value-type="float">
            <text:p>0.0711273</text:p>
          </table:table-cell>
          <table:table-cell table:style-name="ce3" office:value-type="float" office:value="0.0411123" calcext:value-type="float">
            <text:p>0.0411123</text:p>
          </table:table-cell>
          <table:table-cell table:style-name="ce3" office:value-type="float" office:value="0.0360048" calcext:value-type="float">
            <text:p>0.0360048</text:p>
          </table:table-cell>
          <table:table-cell table:style-name="ce3" office:value-type="float" office:value="0.0242628" calcext:value-type="float">
            <text:p>0.0242628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УСКОРЕНИЕ</text:p>
          </table:table-cell>
          <table:covered-table-cell table:number-columns-repeated="7" table:style-name="ce6"/>
          <table:table-cell table:number-columns-repeated="8"/>
        </table:table-row>
        <table:table-row table:style-name="ro1">
          <table:table-cell/>
          <table:table-cell table:style-name="ce6"/>
          <table:table-cell table:style-name="ce6" office:value-type="string" calcext:value-type="string" table:number-columns-spanned="7" table:number-rows-spanned="1">
            <text:p>Количество потоков</text:p>
          </table:table-cell>
          <table:covered-table-cell table:number-columns-repeated="6" table:style-name="ce6"/>
          <table:table-cell table:number-columns-repeated="8"/>
        </table:table-row>
        <table:table-row table:style-name="ro1">
          <table:table-cell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Линейное ускорение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40 000 000</text:p>
          </table:table-cell>
          <table:table-cell table:style-name="ce3" table:formula="of:=[.B5]/[.C5]" office:value-type="float" office:value="1.92496012661082" calcext:value-type="float">
            <text:p>1.92496012661082</text:p>
          </table:table-cell>
          <table:table-cell table:style-name="ce3" table:formula="of:=[.B5]/[.D5]" office:value-type="float" office:value="3.62402161327673" calcext:value-type="float">
            <text:p>3.62402161327673</text:p>
          </table:table-cell>
          <table:table-cell table:style-name="ce3" table:formula="of:=[.B5]/[.E5]" office:value-type="float" office:value="5.92497428681403" calcext:value-type="float">
            <text:p>5.92497428681403</text:p>
          </table:table-cell>
          <table:table-cell table:style-name="ce3" table:formula="of:=[.B5]/[.F5]" office:value-type="float" office:value="6.60072855289038" calcext:value-type="float">
            <text:p>6.60072855289038</text:p>
          </table:table-cell>
          <table:table-cell table:style-name="ce3" table:formula="of:=[.B5]/[.G5]" office:value-type="float" office:value="11.4197454289835" calcext:value-type="float">
            <text:p>11.4197454289835</text:p>
          </table:table-cell>
          <table:table-cell table:style-name="ce3" table:formula="of:=[.B5]/[.H5]" office:value-type="float" office:value="13.0397058170022" calcext:value-type="float">
            <text:p>13.0397058170022</text:p>
          </table:table-cell>
          <table:table-cell table:style-name="ce3" table:formula="of:=[.B5]/[.I5]" office:value-type="float" office:value="19.3502810887449" calcext:value-type="float">
            <text:p>19.3502810887449</text:p>
          </table:table-cell>
          <table:table-cell table:number-columns-repeated="8"/>
        </table:table-row>
        <table:table-row table:style-name="ro1" table:number-rows-repeated="104856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JetBrains Mono Light" svg:font-family="'JetBrains Mono Light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 style:data-style-name="N2" text:time-value="16:57:02.1041027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2T15:47:09.940434722</meta:creation-date>
    <dc:date>2026-02-25T17:59:46.468844380</dc:date>
    <meta:editing-duration>PT29M27S</meta:editing-duration>
    <meta:editing-cycles>5</meta:editing-cycles>
    <meta:generator>LibreOffice/25.8.4.2$Linux_X86_64 LibreOffice_project/580$Build-2</meta:generator>
    <meta:document-statistic meta:table-count="2" meta:cell-count="10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JetBrains Mono NL Light'" style:font-style-name="Regular" style:font-pitch="fixed" fo:font-size="10pt" fo:font-weight="250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JetBrains Mono NL Light'" style:font-style-name="Regular" style:font-pitch="fixed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369a3" draw:fill-color="#0369a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e03a3" draw:fill-color="#8e03a3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939cm" svg:y="3.625cm" style:legend-expansion="high" chart:style-name="ch2"/>
        <chart:plot-area chart:style-name="ch3" svg:x="0.319cm" svg:y="0.18cm" svg:width="10.301cm" svg:height="8.645cm">
          <chart:coordinate-region svg:x="0.983cm" svg:y="0.406cm" svg:width="9.429cm" svg:height="7.719cm"/>
          <chart:axis chart:dimension="x" chart:name="primary-x" chart:style-name="ch4" chartooo:axis-type="auto">
            <chart:categories table:cell-range-address="dgemv.C11:dgemv.I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gemv.C12:dgemv.I12" chart:label-cell-address="dgemv.B12:dgemv.B12" chart:class="chart:scatter">
            <chart:domain table:cell-range-address="dgemv.C11:dgemv.I11"/>
            <chart:data-point chart:repeated="7"/>
          </chart:series>
          <chart:series chart:style-name="ch7" chart:values-cell-range-address="dgemv.C13:dgemv.I13" chart:label-cell-address="dgemv.B13:dgemv.B13" chart:class="chart:scatter">
            <chart:data-point chart:repeated="7"/>
          </chart:series>
          <chart:series chart:style-name="ch8" chart:values-cell-range-address="dgemv.C14:dgemv.I14" chart:label-cell-address="dgemv.B14:dgemv.B14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dgemv.C11:dgemv.I1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dgemv.C11:dgemv.I1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Линейное ускорение</text:p>
                <draw:g>
                  <svg:desc>dgemv.B12:dgemv.B12</svg:desc>
                </draw:g>
              </table:table-cell>
              <table:table-cell office:value-type="float" office:value="2">
                <text:p>2</text:p>
                <draw:g>
                  <svg:desc>dgemv.C12:dgemv.I1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 000</text:p>
                <draw:g>
                  <svg:desc>dgemv.B13:dgemv.B13</svg:desc>
                </draw:g>
              </table:table-cell>
              <table:table-cell office:value-type="float" office:value="1.59987876366492">
                <text:p>1.59987876366492</text:p>
                <draw:g>
                  <svg:desc>dgemv.C13:dgemv.I13</svg:desc>
                </draw:g>
              </table:table-cell>
              <table:table-cell office:value-type="float" office:value="3.32227763844254">
                <text:p>3.32227763844254</text:p>
              </table:table-cell>
              <table:table-cell office:value-type="float" office:value="2.98468181350879">
                <text:p>2.98468181350879</text:p>
              </table:table-cell>
              <table:table-cell office:value-type="float" office:value="4.55118357109265">
                <text:p>4.55118357109265</text:p>
              </table:table-cell>
              <table:table-cell office:value-type="float" office:value="5.97494318912661">
                <text:p>5.97494318912661</text:p>
              </table:table-cell>
              <table:table-cell office:value-type="float" office:value="6.69274215238022">
                <text:p>6.69274215238022</text:p>
              </table:table-cell>
              <table:table-cell office:value-type="float" office:value="6.6869613620223">
                <text:p>6.6869613620223</text:p>
              </table:table-cell>
            </table:table-row>
            <table:table-row>
              <table:table-cell office:value-type="string">
                <text:p>40 000</text:p>
                <draw:g>
                  <svg:desc>dgemv.B14:dgemv.B14</svg:desc>
                </draw:g>
              </table:table-cell>
              <table:table-cell office:value-type="float" office:value="1.70604315142048">
                <text:p>1.70604315142048</text:p>
                <draw:g>
                  <svg:desc>dgemv.C14:dgemv.I14</svg:desc>
                </draw:g>
              </table:table-cell>
              <table:table-cell office:value-type="float" office:value="2.69186663471742">
                <text:p>2.69186663471742</text:p>
              </table:table-cell>
              <table:table-cell office:value-type="float" office:value="3.55055434024368">
                <text:p>3.55055434024368</text:p>
              </table:table-cell>
              <table:table-cell office:value-type="float" office:value="3.65436269680465">
                <text:p>3.65436269680465</text:p>
              </table:table-cell>
              <table:table-cell office:value-type="float" office:value="4.23825872309235">
                <text:p>4.23825872309235</text:p>
              </table:table-cell>
              <table:table-cell office:value-type="float" office:value="3.94298435842988">
                <text:p>3.94298435842988</text:p>
              </table:table-cell>
              <table:table-cell office:value-type="float" office:value="4.32769698553995">
                <text:p>4.32769698553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JetBrains Mono NL Light'" style:font-style-name="Regular" style:font-pitch="fixed" fo:font-size="10pt" fo:font-weight="250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JetBrains Mono NL Light'" style:font-style-name="Regular" style:font-pitch="fixed" fo:font-size="10pt" fo:font-weight="250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JetBrains Mono Light'" style:font-style-name="Regular" style:font-pitch="fixed" fo:font-size="10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369a3" draw:fill-color="#0369a3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e03a3" draw:fill-color="#8e03a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939cm" svg:y="3.901cm" style:legend-expansion="high" chart:style-name="ch2"/>
        <chart:plot-area chart:style-name="ch3" svg:x="0.319cm" svg:y="0.18cm" svg:width="10.301cm" svg:height="8.645cm">
          <chart:coordinate-region svg:x="0.983cm" svg:y="0.406cm" svg:width="9.429cm" svg:height="7.719cm"/>
          <chart:axis chart:dimension="x" chart:name="primary-x" chart:style-name="ch4" chartooo:axis-type="auto">
            <chart:categories table:cell-range-address="integral.C10:integral.I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tegral.C11:integral.I11" chart:label-cell-address="integral.B11:integral.B11" chart:class="chart:scatter">
            <chart:domain table:cell-range-address="integral.C10:integral.I10"/>
            <chart:data-point chart:repeated="7"/>
          </chart:series>
          <chart:series chart:style-name="ch8" chart:values-cell-range-address="integral.C12:integral.I12" chart:label-cell-address="integral.B12:integral.B12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integral.C10:integral.I1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integral.C10:integral.I1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Линейное ускорение</text:p>
                <draw:g>
                  <svg:desc>integral.B11:integral.B11</svg:desc>
                </draw:g>
              </table:table-cell>
              <table:table-cell office:value-type="float" office:value="2">
                <text:p>2</text:p>
                <draw:g>
                  <svg:desc>integral.C11:integral.I1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 000 000</text:p>
                <draw:g>
                  <svg:desc>integral.B12:integral.B12</svg:desc>
                </draw:g>
              </table:table-cell>
              <table:table-cell office:value-type="float" office:value="1.92496012661082">
                <text:p>1.92496012661082</text:p>
                <draw:g>
                  <svg:desc>integral.C12:integral.I12</svg:desc>
                </draw:g>
              </table:table-cell>
              <table:table-cell office:value-type="float" office:value="3.62402161327673">
                <text:p>3.62402161327673</text:p>
              </table:table-cell>
              <table:table-cell office:value-type="float" office:value="5.92497428681403">
                <text:p>5.92497428681403</text:p>
              </table:table-cell>
              <table:table-cell office:value-type="float" office:value="6.60072855289038">
                <text:p>6.60072855289038</text:p>
              </table:table-cell>
              <table:table-cell office:value-type="float" office:value="11.4197454289835">
                <text:p>11.4197454289835</text:p>
              </table:table-cell>
              <table:table-cell office:value-type="float" office:value="13.0397058170022">
                <text:p>13.0397058170022</text:p>
              </table:table-cell>
              <table:table-cell office:value-type="float" office:value="19.3502810887449">
                <text:p>19.35028108874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